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Heading_20_3" style:list-style-name=""/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 style:list-style-name="L8">
      <style:paragraph-properties fo:text-align="start" style:justify-single-word="false"/>
    </style:style>
    <style:style style:name="P10" style:family="paragraph" style:parent-style-name="Text_20_body" style:list-style-name="L11">
      <style:paragraph-properties fo:text-align="start" style:justify-single-word="false"/>
    </style:style>
    <style:style style:name="P11" style:family="paragraph" style:parent-style-name="Text_20_body" style:list-style-name="L16">
      <style:paragraph-properties fo:text-align="start" style:justify-single-word="false"/>
    </style:style>
    <style:style style:name="P12" style:family="paragraph" style:parent-style-name="Text_20_body" style:list-style-name="L9"/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margin-left="1.251cm" fo:margin-right="0cm" fo:text-indent="0cm" style:auto-text-indent="false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naslov_5f_podnaslov">
      <style:text-properties fo:font-size="10pt" style:font-size-asian="10pt" style:font-size-complex="10pt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source_5f_code">
      <style:paragraph-properties fo:margin-left="1.251cm" fo:margin-right="0cm" fo:text-indent="0cm" style:auto-text-indent="false"/>
    </style:style>
    <style:style style:name="P20" style:family="paragraph" style:parent-style-name="source_5f_code">
      <style:paragraph-properties fo:margin-left="1.251cm" fo:margin-right="0cm" fo:text-align="start" style:justify-single-word="false" fo:text-indent="0cm" style:auto-text-indent="false"/>
    </style:style>
    <style:style style:name="P21" style:family="paragraph" style:parent-style-name="source_5f_code">
      <style:paragraph-properties fo:margin-left="2.501cm" fo:margin-right="0cm" fo:text-indent="0cm" style:auto-text-indent="false"/>
    </style:style>
    <style:style style:name="P22" style:family="paragraph" style:parent-style-name="source_5f_code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Footer">
      <style:paragraph-properties fo:text-align="center" style:justify-single-word="false"/>
    </style:style>
    <style:style style:name="P24" style:family="paragraph" style:parent-style-name="Footnote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naslov_5f_vrh" text:outline-level="3">Univerzitet Džemal Bijedić Mostar</text:h>
      <text:h text:style-name="naslov_5f_vrh" text:outline-level="3">Fakultet informacijskih tehnologija Mostar</text:h>
      <text:p text:style-name="Standard"/>
      <text:h text:style-name="naslov_5f_vrh_5f_datum" text:outline-level="3">Mostar, 12.06.2010</text:h>
      <text:p text:style-name="Standard"/>
      <text:p text:style-name="Standard"/>
      <text:p text:style-name="Standard"/>
      <text:p text:style-name="Standard"/>
      <text:h text:style-name="naslov_5f_naslov" text:outline-level="1"/>
      <text:h text:style-name="naslov_5f_naslov" text:outline-level="1">AKS – Arhitektura kompjuterskih sistema</text:h>
      <text:p text:style-name="P14"/>
      <text:h text:style-name="naslov_5f_podnaslov" text:outline-level="1">Seminarski rad: VHDL</text:h>
      <text:h text:style-name="P17" text:outline-level="1">(i ne samo o tome ...)</text:h>
      <text:p text:style-name="P14"/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8"/>
          </table:table-cell>
          <table:table-cell office:value-type="string">
            <text:p text:style-name="P1">Student: <text:span text:style-name="T1">Husremović Ernad, DL 2792</text:span></text:p>
          </table:table-cell>
        </table:table-row>
        <table:table-row>
          <table:table-cell office:value-type="string">
            <text:p text:style-name="P16"/>
          </table:table-cell>
          <table:table-cell office:value-type="string">
            <text:p text:style-name="P16"/>
          </table:table-cell>
        </table:table-row>
      </table:table>
      <text:p text:style-name="Standard"/>
      <text:h text:style-name="P18" text:outline-level="2">1. Uvod</text:h>
      <text:h text:style-name="Heading_20_3" text:outline-level="3">1.1 Razlozi za pisanje seminarskog rada</text:h>
      <text:p text:style-name="Text_20_body"/>
      <text:p text:style-name="Text_20_body">Student je položio u toku ranijeg studija ETF-u Sarajevo imao niz predmeta koji pokrivaju tematiku ovog predmeta.</text:p>
      <text:p text:style-name="Text_20_body">Zbog razlike u nastavnim planovima, student treba obraditi temu VHDL-a.</text:p>
      <text:h text:style-name="Heading_20_3" text:outline-level="3">1.2 <text:s/>Hardware, nekada davno ...</text:h>
      <text:p text:style-name="Text_20_body">25 godina<text:note text:id="ftn1" text:note-class="footnote"><text:note-citation>1</text:note-citation><text:note-body><text:p text:style-name="Text_20_body"><text:s text:c="2"/><text:a xlink:type="simple" xlink:href="http://github.com/hernad/blog/blob/master/articles/25-godina-hardware-software-20100606.markdown">http://github.com/hernad/blog/blob/master/articles/25-godina-hardware-software-20100606.markdown</text:a></text:p></text:note-body></text:note> se bavim informatikom. </text:p>
      <text:p text:style-name="Text_20_body">Moj prvi računar je bio “kućni” računar <text:s/>ZX Spectrum 48<text:note text:id="ftn2" text:note-class="footnote"><text:note-citation>2</text:note-citation><text:note-body><text:p text:style-name="P24"><text:s text:c="2"/><text:a xlink:type="simple" xlink:href="http://en.wikipedia.org/wiki/ZX_Spectrum">http://en.wikipedia.org/wiki/ZX_Spectrum</text:a></text:p></text:note-body></text:note>, baziran na 8-bitnim procesorima Zilog Z80<text:note text:id="ftn3" text:note-class="footnote"><text:note-citation>3</text:note-citation><text:note-body><text:p text:style-name="P24"><text:s text:c="3"/><text:a xlink:type="simple" xlink:href="http://en.wikipedia.org/wiki/Z80">http://en.wikipedia.org/wiki/Z80</text:a></text:p></text:note-body></text:note>. Kasnije ću kod prijatelja sretati Commodore 64<text:note text:id="ftn4" text:note-class="footnote"><text:note-citation>4</text:note-citation><text:note-body><text:p text:style-name="Text_20_body"><text:s text:c="2"/><text:a xlink:type="simple" xlink:href="http://en.wikipedia.org/wiki/Commodore_64">http://en.wikipedia.org/wiki/Commodore_64</text:a></text:p></text:note-body></text:note>, baziran na MOS 6510<text:note text:id="ftn5" text:note-class="footnote"><text:note-citation>5</text:note-citation><text:note-body><text:p text:style-name="Text_20_body"><text:s text:c="3"/><text:a xlink:type="simple" xlink:href="http://en.wikipedia.org/wiki/MOS_Technology_6510">http://en.wikipedia.org/wiki/MOS_Technology_6510</text:a></text:p></text:note-body></text:note>. </text:p>
      <text:p text:style-name="Text_20_body">To je bila revolucija. Možeš imati računar u svojoj kući i programirati. Za razliku “običnih” elektronskih kola, kod računara si mogao, i nakon što su svi djelovi ploči zalemljeni, praviti nove funkcije. Mogao si <text:span text:style-name="T1">programirati</text:span>. Oooou. Granice moje mašte su se preko noći promjenile ....</text:p>
      <text:h text:style-name="Heading_20_3" text:outline-level="3">1.3 A onda i ne tako davno ...</text:h>
      <text:p text:style-name="Text_20_body">Kasnije ću tu “magiju” programiranja oprobati na PC računarima, Palm handheld-ovima <text:s/>... <text:s/>Svaki je neku novu genijalnu stvar ... i nanovo izazivao ushićenje: “ <text:span text:style-name="T1">... Šta bi sa ovim mogao uraditi</text:span> ... “</text:p>
      <text:h text:style-name="Heading_20_3" text:outline-level="3">1.4 Otvoreni software</text:h>
      <text:p text:style-name="Text_20_body">Sljedeća stvar velika nova stvar u IT industriji (za mene) nije bio hardware. Bio je to koncept otvorenog software-a (FSS<text:note text:id="ftn6" text:note-class="footnote"><text:note-citation>6</text:note-citation><text:note-body><text:p text:style-name="Footnote"><text:a xlink:type="simple" xlink:href="http://en.wikipedia.org/wiki/Free_software">http://en.wikipedia.org/wiki/Free_software</text:a></text:p></text:note-body></text:note> &amp; OSS<text:note text:id="ftn7" text:note-class="footnote"><text:note-citation>7</text:note-citation><text:note-body><text:p text:style-name="Footnote"><text:a xlink:type="simple" xlink:href="http://en.wikipedia.org/wiki/Open-source_software">http://en.wikipedia.org/wiki/Open-source_software</text:a></text:p><text:p text:style-name="P24"/></text:note-body></text:note>). Nadalje ću koristiti termin otvoreni software. Otvoreni software ponovo je pomjerio limite razvoja IT industrije. </text:p>
      <text:p text:style-name="Text_20_body">Otvoreni software je obezbjedio sljedeće:</text:p>
      <text:list xml:id="list2069678965" text:style-name="L1">
        <text:list-item>
          <text:p text:style-name="P3">postao je ozbiljan (i prijeko potreban) konkurent zatvorenom software-u<text:note text:id="ftn8" text:note-class="footnote"><text:note-citation>8</text:note-citation><text:note-body><text:p text:style-name="Text_20_body"><text:s text:c="2"/><text:a xlink:type="simple" xlink:href="http://en.wikipedia.org/wiki/Proprietary_software">http://en.wikipedia.org/wiki/Proprietary_software</text:a></text:p><text:p text:style-name="Text_20_body"/></text:note-body></text:note></text:p>
        </text:list-item>
        <text:list-item>
          <text:p text:style-name="P3">Otvorio mogućnosti da i male firme, ili čak pojedinci, učestvuju u razvoju velikih softverskih projekata koje u zatvorenom modelu razvoja software-a jednostavno nije bio moguć.<text:line-break/>Internet je postao medij za komunikaciju armije developera ozbiljnih projekata baziranih na otvorenom software-u. </text:p>
        </text:list-item>
      </text:list>
      <text:h text:style-name="Heading_20_3" text:outline-level="3">1.5 Primjer: Linux kernel projekat</text:h>
      <text:p text:style-name="Text_20_body">Sinonim za eru otvorenog software-a je svakako Linux kernel projekat. <text:s/>Šta razlikuje linux kernel od <text:s/>zatvorenih sistema ?</text:p>
      <text:p text:style-name="Text_20_body">U poslovnom smislu, taj resurs koriste na hiljade različitih kompanija koje su takođe konkurencija. Takvo što u svijetu zatvorenog software-a nikada nije postignuto. Sinergija znanja globalnih razmjera.</text:p>
      <text:p text:style-name="Text_20_body"><text:soft-page-break/>Da je hipotetčki linux kernel razvijala neka kompanija, ona bi morala obezbjediti budžet reda veličine bilion dolara, a o potrebnom vremenu da ne govorimo.</text:p>
      <text:p text:style-name="Text_20_body">Diskutabilno je da li bi takav projekat mogao napraviti neku konkurentsku prednost takav projekat mogao napraviti u odnosu na ustanovljene tržišne lidere.</text:p>
      <text:h text:style-name="Heading_20_3" text:outline-level="3">1.5 A hardware ?</text:h>
      <text:p text:style-name="Text_20_body">Pretpostavljam da je strpljenje čitaoca već pri kraju :) Šta ovaj čovjek priča ?! Kakve veze ima otvoreni software sa VHDL-om ?</text:p>
      <text:p text:style-name="Text_20_body">E pa ima.</text:p>
      <text:p text:style-name="Text_20_body">Postojeći hardware ima sljedeće atribute koji su potpuno analogni <text:span text:style-name="T1">zatvorenom</text:span> software-u:</text:p>
      <text:list xml:id="list1807052471" text:style-name="L2">
        <text:list-item>
          <text:p text:style-name="P4">radi se o proizvodima <text:s/>visoke tehnologije (“high level knowledge”)</text:p>
        </text:list-item>
        <text:list-item>
          <text:p text:style-name="P4">Da bi ušao u tržište razvoja hardware-a moraš imati budžet koji je veći od 10 budžeta BiH</text:p>
        </text:list-item>
      </text:list>
      <text:p text:style-name="Text_20_body"/>
      <text:p text:style-name="Text_20_body">Prva tačka je ista bez obzira da li je softverski projekat otvoren ili zatvoren. </text:p>
      <text:p text:style-name="Text_20_body">Druga tačka je međutim za nas kao druđtvo interesantna. Ona kazuje da se u našoj zemlji ne može razvijati hardware.</text:p>
      <text:p text:style-name="Text_20_body">Ako neko hoće da se time bavi, neka ide u inostranstvo. Tamo se dešava visoka tehnologija. Ovdje ne, niti je to moguće.</text:p>
      <text:p text:style-name="Text_20_body">Odakle nam pare za to ?!</text:p>
      <text:h text:style-name="Heading_20_3" text:outline-level="3">1.5 Razvoj hardware-a u BiH !?</text:h>
      <text:p text:style-name="Text_20_body">Prije nego ću dobiti temu za seminarski, ja bih “kao iz topa” rekao: “To se ovdje ne može raditi !”<text:note text:id="ftn9" text:note-class="footnote"><text:note-citation>9</text:note-citation><text:note-body><text:p text:style-name="Text_20_body"><text:s/>Za razliku od mog mišljenja po pitanju za razvoj software-a.</text:p></text:note-body></text:note></text:p>
      <text:p text:style-name="Text_20_body">Odmah bi se prisjetio svog kolege Admira koji se zaposlio u Austriju u “Infinion”-u. On je radio u dijelu firme koja se bavi dizajnom sistema zaštite (alarmi sistemi protuprovala itd). <text:s/>Prvu stvar koju je pomenuo je bilo to da je za najjednostavniji prototip uređaja potrebno desetine miliona EUR-a.</text:p>
      <text:p text:style-name="Text_20_body">I tu je odmah država kao mi eliminisana iz igre.</text:p>
      <text:h text:style-name="Heading_20_3" text:outline-level="3">1.6 Otvoreni hardware ?</text:h>
      <text:p text:style-name="Text_20_body">Međutim, kada sam se počeo pripremati za seminarski počeo sam čitati o CPLD<text:note text:id="ftn10" text:note-class="footnote"><text:note-citation>10</text:note-citation><text:note-body><text:p text:style-name="Text_20_body"><text:s/><text:a xlink:type="simple" xlink:href="http://en.wikipedia.org/wiki/Complex_programmable_logic_device">http://en.wikipedia.org/wiki/Complex_programmable_logic_device</text:a></text:p></text:note-body></text:note>, ASIC<text:note text:id="ftn11" text:note-class="footnote"><text:note-citation>11</text:note-citation><text:note-body><text:p text:style-name="Text_20_body"><text:s/><text:a xlink:type="simple" xlink:href="http://en.wikipedia.org/wiki/Application-specific_integrated_circuit">http://en.wikipedia.org/wiki/Application-specific_integrated_circuit</text:a></text:p></text:note-body></text:note>, FPGA kolima<text:note text:id="ftn12" text:note-class="footnote"><text:note-citation>12</text:note-citation><text:note-body><text:p text:style-name="Text_20_body"><text:s/><text:a xlink:type="simple" xlink:href="http://en.wikipedia.org/wiki/Field-programmable_gate_array">http://en.wikipedia.org/wiki/Field-programmable_gate_array</text:a></text:p></text:note-body></text:note>. I tu zastadoh.</text:p>
      <text:p text:style-name="Text_20_body">Ništa mi nije bilo jasno. Hardware koji je programibilan na nivou ožičavanja, strukture ? Hardware kod koga je logičko kolo gradivni element ?</text:p>
      <text:p text:style-name="Text_20_body">Hardware koje možeš modelirati da bude mikroprocesor ili sound encoder ili <text:s/>... ko zna šta ?!</text:p>
      <text:p text:style-name="P13">Oooou.</text:p>
      <text:p text:style-name="Text_20_body">Nisam očekivao da u drugoj polovini (ako ne i drugoj trećini :() svoje profensionalne karijere imam <text:s/>ovaj “oooou” efekat.</text:p>
      <text:p text:style-name="Text_20_body">Nakon otvorenog software mnoge super stvari bile su sjajne, ali ne i “ooou”. <text:s/>Touch screen, smartphone, cloud computing. Sve je to super ali sve je to ipak bazirano na već viđenim stvarima i konceptima.</text:p>
      <text:p text:style-name="Text_20_body">Završiću ovaj dugački uvod sa OpenCores<text:note text:id="ftn13" text:note-class="footnote"><text:note-citation>13</text:note-citation><text:note-body><text:p text:style-name="Text_20_body"><text:s/><text:a xlink:type="simple" xlink:href="http://en.wikipedia.org/wiki/OpenCores">http://en.wikipedia.org/wiki/OpenCores</text:a></text:p></text:note-body></text:note>, odnosno OpenRisc<text:note text:id="ftn14" text:note-class="footnote"><text:note-citation>14</text:note-citation><text:note-body><text:p text:style-name="Text_20_body"><text:s/><text:a xlink:type="simple" xlink:href="http://en.wikipedia.org/wiki/OpenRISC">http://en.wikipedia.org/wiki/OpenRISC</text:a></text:p><text:p text:style-name="Text_20_body"/></text:note-body></text:note> projektima.</text:p>
      <text:p text:style-name="Text_20_body"><text:soft-page-break/>Ovi projekti na FPGA kolima rade kompletne IT sisteme. A svi ti projekti su opet otvoreni software.</text:p>
      <text:h text:style-name="Heading_20_3" text:outline-level="3">1.6 Zašto sam napisao ovaj maratonski uvodni tekst ?</text:h>
      <text:p text:style-name="Text_20_body">Ja sam, za razliku od većine mojih kolega, u srednjoj dobi. Kao informatičar, u poodmakloj dobi :).</text:p>
      <text:p text:style-name="Text_20_body">Za mene lično će biti sasvim dovoljno da o FPGA, VHDL-u naučim toliko da napišem ovaj seminarski rad za prolaznu ocjenu :).</text:p>
      <text:p text:style-name="Text_20_body">Želio sam međutim svoje ushićenje podijeliti sa kolegama koje su 20 godina mlađe od mene i razmišljaju o čemu bi se mogli baviti.</text:p>
      <text:p text:style-name="Text_20_body">Neka pogledaju ove linkove, ako sam ja u poodmaklim informatičkim godinama bio ovako ushićen, siguran sam da će i neko od njih dijeliti taj osjećaj.</text:p>
      <text:h text:style-name="Heading_20_3" text:outline-level="3">1.7 Hardware biznis u BiH: utopija ili mogućnost</text:h>
      <text:p text:style-name="Text_20_body">I ono što je još bitnije, da uoče da je čak i u Bosni moguće započeti hardware biznis. Jedina granica je znanje, a ne neki ogromni kapital.</text:p>
      <text:p text:style-name="Text_20_body">Starter kitovi koji sadrže sve da se počne eksperimentisati sa ovom tehnologijom koštaju 400-500 EUR-a. To i nije neka <text:s/>suma. Drage kolege, ako vas interesuje “hardware” biznis kupite neki FPGA starter kit<text:note text:id="ftn15" text:note-class="footnote"><text:note-citation>15</text:note-citation><text:note-body><text:p text:style-name="Footnote"><text:a xlink:type="simple" xlink:href="http://opencores.org/shop,items">http://opencores.org/shop,items</text:a> ; <text:a xlink:type="simple" xlink:href="http://orsoc.se/fpgaboard">http://orsoc.se/fpgaboard</text:a>, </text:p></text:note-body></text:note> umjesto novog laptopa i “opletite” :)</text:p>
      <text:p text:style-name="Text_20_body">Što se tiče pomenutog OpenCores projekta, interesantno je da sa su i software development toolchain maksimalno bazirali na otvorenom software-u.</text:p>
      <text:p text:style-name="Text_20_body">Surfajući po internetu radi upoznavanja ove teme, naišao sam na niz firmi koje su specijalizirane za dizajn FPGA uređaja sa VHDL i Verilog programskim jezicima.</text:p>
      <text:p text:style-name="Text_20_body"/>
      <text:h text:style-name="P2" text:outline-level="3"/>
      <text:h text:style-name="P18" text:outline-level="2">2. Šta je VHDL ?</text:h>
      <text:h text:style-name="Heading_20_3" text:outline-level="3">2.1 VHDL, Verilog</text:h>
      <text:p text:style-name="Text_20_body"><text:a xlink:type="simple" xlink:href="http://en.wikipedia.org/wiki/VHDL"/></text:p>
      <text:p text:style-name="Text_20_body">VHDL<text:note text:id="ftn16" text:note-class="footnote"><text:note-citation>16</text:note-citation><text:note-body><text:p text:style-name="Text_20_body"><text:s/><text:a xlink:type="simple" xlink:href="http://en.wikipedia.org/wiki/VHDL">http://en.wikipedia.org/wiki/VHDL</text:a></text:p></text:note-body></text:note> je skraćenica od <text:s/>(Very High Speed Integrated Circuit) Hardware Description Language.</text:p>
      <text:p text:style-name="Text_20_body">U istoj problemskoj domeni (hardware design) se koristi i Verilog<text:note text:id="ftn17" text:note-class="footnote"><text:note-citation>17</text:note-citation><text:note-body><text:p text:style-name="Footnote"><text:a xlink:type="simple" xlink:href="http://en.wikipedia.org/wiki/Verilog">http://en.wikipedia.org/wiki/Verilog</text:a></text:p></text:note-body></text:note>.</text:p>
      <text:p text:style-name="Text_20_body">Za razliku od VHDL-a, Verilog je nastao kao proprietary jezik firme “Gateway”. Nakon što je “Cadence” kupila “Gateway”, Verilog je otvoren kao public domain 1990. Kasnije verzije su izlazile pod okriljem IEEE-a<text:note text:id="ftn18" text:note-class="footnote"><text:note-citation>18</text:note-citation><text:note-body><text:p text:style-name="Footnote">Skraćenica od <text:span text:style-name="Strong_20_Emphasis">Institute of Electrical and Electronics Engineers</text:span>, izgovara se kao eng. “I-triple-E”</text:p></text:note-body></text:note>, kao i VHDL.</text:p>
      <text:p text:style-name="Text_20_body">Posljednja verzije verzije jezika su VHDL 1993 (IEEE standard 1076 1993), dok je posljednja verzija Verilog 2001 (IEE standard 1364 2001).</text:p>
      <text:p text:style-name="Text_20_body">Ono što je najbitnije, danas su oba jezika otvoreni, te predstavljaju industrijski standard.</text:p>
      <text:p text:style-name="Text_20_body"/>
      <text:h text:style-name="Heading_20_3" text:outline-level="3">2.2 Usporedba VHDL-a i Verilog-a</text:h>
      <text:p text:style-name="Text_20_body">Prema analizi “VHDL &amp; Verilog Compared &amp; Contrasted”<text:note text:id="ftn19" text:note-class="footnote"><text:note-citation>19</text:note-citation><text:note-body><text:p text:style-name="Text_20_body"><text:s text:c="2"/><text:a xlink:type="simple" xlink:href="http://www.angelfire.com/in/rajesh52/verilogvhdl.html">http://www.angelfire.com/in/rajesh52/verilogvhdl.html</text:a></text:p></text:note-body></text:note> koju sam našao na internetu, oba jezika se mogu podjednako koristiti za modeliranje hardware-a.</text:p>
      <text:p text:style-name="Text_20_body">Pri tome je VHDL jezik koji ima moderniju strukturu, što je i logično jer je kasnije koncipiran.</text:p>
      <text:p text:style-name="Text_20_body"/>
      <text:p text:style-name="Text_20_body">Konstrukti <text:span text:style-name="T1">visokog nivoa apstrakcije</text:span>: VHDL ima više takvih konstrukata nego Verilog:</text:p>
      <text:list xml:id="list137705305" text:style-name="L3">
        <text:list-item>
          <text:p text:style-name="P5">“package” izrazi koji mogućavaju korištenje istih modela na više projekata</text:p>
        </text:list-item>
        <text:list-item>
          <text:p text:style-name="P5">“configuration” izrazi koji omogućavaju posebno konfigurisanje dizajnerske strukture</text:p>
        </text:list-item>
        <text:list-item>
          <text:p text:style-name="P5">“generate” <text:s/>izrazi za ponavljanje iste strukture</text:p>
        </text:list-item>
      </text:list>
      <text:p text:style-name="Text_20_body"/>
      <text:p text:style-name="Text_20_body">S druge strane Verilog veoma zastupljen iz razloga što je duže prisutan u primjeni.</text:p>
      <text:p text:style-name="Text_20_body">Meni je bilo interesantno da mnogi open hardware projekit koriste Verilog. <text:s/>Developeri (npr. ranije pomenuti OpenCores projekat) kažu da je podrška otvorenih alata za (opensource toolchain) znatno bolja za Verilog nego li za VHDL.</text:p>
      <text:h text:style-name="Heading_20_3" text:outline-level="3">2.3. Glavni proizvođači programabilnog hardware-a (CPLD, ASIC, FPGA)</text:h>
      <text:p text:style-name="Text_20_body"><text:span text:style-name="Strong_20_Emphasis"><text:span text:style-name="T2">Firme </text:span></text:span><text:span text:style-name="Strong_20_Emphasis">Xilinx</text:span><text:span text:style-name="Strong_20_Emphasis"><text:note text:id="ftn20" text:note-class="footnote"><text:note-citation>20</text:note-citation><text:note-body><text:p text:style-name="Footnote"><text:s/><text:a xlink:type="simple" xlink:href="http://www.xilinx.com/">http://www.xilinx.com/</text:a></text:p></text:note-body></text:note></text:span> and <text:span text:style-name="Strong_20_Emphasis">Altera</text:span><text:span text:style-name="Strong_20_Emphasis"><text:note text:id="ftn21" text:note-class="footnote"><text:note-citation>21</text:note-citation><text:note-body><text:p text:style-name="Footnote"><text:s/><text:a xlink:type="simple" xlink:href="http://www.altera.com/">http://www.altera.com/</text:a></text:p></text:note-body></text:note></text:span><text:span text:style-name="Strong_20_Emphasis"> </text:span><text:span text:style-name="Strong_20_Emphasis"><text:span text:style-name="T2">drže većinu svjetskog tržišnog udjela (&gt; 80%) u oblasti proizvodnje ovog hardware-a.</text:span></text:span></text:p>
      <text:p text:style-name="Text_20_body"><text:span text:style-name="Strong_20_Emphasis"><text:span text:style-name="T2">Svaki od proizvođača ima svoj set softverskih alata za dizajn sopstveih hardverskih platformi: </text:span></text:span></text:p>
      <text:list xml:id="list687900850" text:style-name="L4">
        <text:list-item>
          <text:p text:style-name="P6">Altera: Quartus® II Software</text:p>
        </text:list-item>
        <text:list-item>
          <text:p text:style-name="P6">Xilinix: ISE Webpack<text:note text:id="ftn22" text:note-class="footnote"><text:note-citation>22</text:note-citation><text:note-body><text:p text:style-name="Footnote"><text:s/>http://www.xilinx.com/tools/webpack.htm</text:p></text:note-body></text:note> (sadrži ModelSim Xilinx Edition-III)</text:p>
        </text:list-item>
      </text:list>
      <text:p text:style-name="Text_20_body"><text:span text:style-name="Strong_20_Emphasis"><text:span text:style-name="T2">Oba proizvođača ravnopravno podržavaju programiranje Verilog i VHDL-u.</text:span></text:span></text:p>
      <text:p text:style-name="Text_20_body"><text:span text:style-name="Strong_20_Emphasis"><text:span text:style-name="T2"/></text:span></text:p>
      <text:h text:style-name="Heading_20_3" text:outline-level="3"><text:bookmark text:name="IP-cores"/><text:soft-page-break/>2.4 IP cores</text:h>
      <text:p text:style-name="Text_20_body">Prije nego se bacimo na konkretne konstrkte programskog jezika, bitno je objasniti još jedan termin, <text:s/>a to je “IP core”.</text:p>
      <text:p text:style-name="Text_20_body">IP core (intellectual property core) je reusable (iskoristiv na više mjesta) logički blok, ćelija ili chip layout (organizacija čip-a) koji je vlasništvo jedne strane.</text:p>
      <text:p text:style-name="Text_20_body">Ti IP core-ovi mogu biti licencirani na različite načine. Proizvođači programabilnog hardware-a često te core-ove daju kao dodatke na ponudu svog hardware-a.</text:p>
      <text:p text:style-name="Text_20_body">Međutim, postoji i niz neovisnih proizvođača ovih core-ova, kao i niz IP core-ova čija je licenca otvoreni/slobodni software.</text:p>
      <text:p text:style-name="Text_20_body">U principu IP core je za dizajn čipa ono što je u standardnom programiranju softverska biblioteka ili software framework.</text:p>
      <text:p text:style-name="Text_20_body">Postoje soft IP cores i hard IP cores. Soft IP cores su isporučeni u jezicima za opisa hardware-a Verilog ili VHDL.</text:p>
      <text:p text:style-name="Text_20_body">Hard IP cores su obično low level apstrakcija – nivo layout-a chip-ova. </text:p>
      <text:p text:style-name="Text_20_body">Analogijom se može reći da su soft IP cores artifakti pisani u high level jezicima, a hardcores u asembler nivo jezicima za opis hardware-a.</text:p>
      <text:p text:style-name="Text_20_body"/>
      <text:h text:style-name="P18" text:outline-level="2">3. Opensource toolset za učenje VHDL-a</text:h>
      <text:p text:style-name="Text_20_body"/>
      <text:h text:style-name="Heading_20_3" text:outline-level="3">3.1 Zašto ?</text:h>
      <text:p text:style-name="Text_20_body">Iako je u nastavnim materijalima navedeno da se za učenje koristi software “ModelSIM Student edition”, odlučio sam da potražim opensource alate. </text:p>
      <text:p text:style-name="Text_20_body">Razlozi su sljedeći:</text:p>
      <text:list xml:id="list2148489439" text:style-name="L9">
        <text:list-item>
          <text:p text:style-name="P12">ja<text:note text:id="ftn0" text:note-class="footnote"><text:note-citation>23</text:note-citation><text:note-body><text:p text:style-name="Footnote"><text:s/><text:a xlink:type="simple" xlink:href="http://www.bring.out.ba/">http://www.bring.out.ba</text:a></text:p><text:p text:style-name="P24"/></text:note-body></text:note> sam veliki pobornik korištenja otvorenih rješenja, gdje god je to moguće. Smatram da bi posebno <text:span text:style-name="T1">obrazovne institucije</text:span> trebale forsirati primjenu otvorenog i slobodnog software-a</text:p>
        </text:list-item>
        <text:list-item>
          <text:p text:style-name="P12">nemam i ne koristim windows operativni sistem, pa sam se pobojao da bi podešenje linux verzija ModelSIM-a moglo postalo “noćna mora”, što bi me skrenulo za glavnog zadatka.</text:p>
        </text:list-item>
      </text:list>
      <text:p text:style-name="Text_20_body"/>
      <text:h text:style-name="Heading_20_3" text:outline-level="3">3.2 GHDL</text:h>
      <text:p text:style-name="Text_20_body">U daljnjim radnjama sa VHDL-om koristio sam ghdl<text:note text:id="ftn23" text:note-class="footnote"><text:note-citation>24</text:note-citation><text:note-body><text:p text:style-name="Footnote">na ubuntu/debian se instalira sa apt-get install <text:span text:style-name="T1">freehdl</text:span></text:p></text:note-body></text:note> <text:s/>(<text:a xlink:type="simple" xlink:href="http://ghdl.free.fr/features.html"><text:span text:style-name="Citation">http://ghdl.free.fr/features.html</text:span></text:a><text:span text:style-name="Citation">)</text:span></text:p>
      <text:p text:style-name="Text_20_body"><text:span text:style-name="Citation"/></text:p>
      <text:p text:style-name="P19">bringout@nvostro-hernad:~$ ghdl -v </text:p>
      <text:p text:style-name="P19"><text:span text:style-name="T1">GHDL 0.29</text:span> (20100109) [Sokcho edition] </text:p>
      <text:p text:style-name="P19"><text:s/>Compiled with GNAT Version: 4.4.3 </text:p>
      <text:p text:style-name="P19"><text:s/>GCC back-end code generator </text:p>
      <text:p text:style-name="P19">Written by Tristan Gingold. </text:p>
      <text:p text:style-name="P19"/>
      <text:p text:style-name="P19">Copyright (C) 2003 - 2010 Tristan Gingold. </text:p>
      <text:p text:style-name="P19">GHDL is free software, covered by the GNU General Public License. <text:s/>There is NO </text:p>
      <text:p text:style-name="P20"><text:span text:style-name="Citation">warranty; not even for MERCHANTABILITY or FITNESS FOR A PARTICULAR PURPOSE. </text:span></text:p>
      <text:p text:style-name="P22"><text:span text:style-name="Citation"/></text:p>
      <text:p text:style-name="Text_20_body"><text:span text:style-name="Citation"/></text:p>
      <text:p text:style-name="Text_20_body"><text:span text:style-name="Citation"><text:span text:style-name="T3">Na stranicama ghdl-a piše:</text:span></text:span></text:p>
      <text:p text:style-name="P15"><text:span text:style-name="Citation">“GHDL je VHDL compiler koji može (otprilike) izvršiti bilo koji VHDL program. GHDL nije syntesis alat. Sa GHDL-om ne možete napraviti netlistu.”</text:span></text:p>
      <text:p text:style-name="Text_20_body"><text:span text:style-name="Citation"/></text:p>
      <text:p text:style-name="Text_20_body"><text:span text:style-name="Citation"><text:span text:style-name="T3">Znači, za naše potrebe ghdl bi trebao biti sasvim dostatan.</text:span></text:span></text:p>
      <text:h text:style-name="Heading_20_3" text:outline-level="3"><text:span text:style-name="Citation"><text:span text:style-name="T3">3.3 GtkWave</text:span></text:span></text:h>
      <text:p text:style-name="Text_20_body"><text:a xlink:type="simple" xlink:href="http://gtkwave.sourceforge.net/"><text:span text:style-name="Citation"><text:span text:style-name="T3">http://gtkwave.sourceforge.net/</text:span></text:span></text:a></text:p>
      <text:p text:style-name="Text_20_body"><text:span text:style-name="Citation"><text:span text:style-name="T3">Na stranici gtkwave-a piše:</text:span></text:span></text:p>
      <text:p text:style-name="P15"><text:span text:style-name="Citation">GTKWave je </text:span><text:a xlink:type="simple" xlink:href="http://www.gtk.org/"><text:span text:style-name="Citation">GTK+</text:span></text:a><text:span text:style-name="Citation"> bazirani preglednik signala za Unix i Win32 koji čita LXT, LXT2, VZT, FST, i GHW fajlove, kao i standarne Verilog VCD/EVCD fajlove.</text:span></text:p>
      <text:p text:style-name="Text_20_body"><text:span text:style-name="Citation"><text:span text:style-name="T3"/></text:span></text:p>
      <text:p text:style-name="Text_20_body"><text:span text:style-name="Citation"><text:span text:style-name="T3">Mi ćemo koristiti funkciju pregleda vcd fajlova, koje ghdl može generisati, što ćemo kasnije vidjeti.</text:span></text:span></text:p>
      <text:h text:style-name="P18" text:outline-level="2">3. VHDL Hello world</text:h>
      <text:h text:style-name="Heading_20_3" text:outline-level="3">3.1 hello world.vhdl</text:h>
      <text:p text:style-name="Text_20_body"><text:a xlink:type="simple" xlink:href="http://gitorious.org/fit-mostar/aks/blobs/master/vhdl/hello/hello_world.vhdl">http://gitorious.org/fit-mostar/aks/blobs/master/vhdl/hello/hello_world.vhdl</text:a></text:p>
      <text:p text:style-name="source_5f_code"><text:span text:style-name="comment0_5f_vhdl">-- hello_world.vhdl <text:s/>izlaz na ekran</text:span></text:p>
      <text:p text:style-name="source_5f_code"><text:span text:style-name="comment0_5f_vhdl">-- <text:s text:c="18"/>primjer bi trebao biti portabilan - </text:span></text:p>
      <text:p text:style-name="source_5f_code"><text:span text:style-name="comment0_5f_vhdl">-- <text:s text:c="18"/>trebao bi se moci pokrenuti kod svih VHDL vendor-implementacija</text:span></text:p>
      <text:p text:style-name="source_5f_code"><text:span text:style-name="comment0_5f_vhdl">-- <text:s text:c="18"/>koji zadovoljavaju IEEE Std. 1076-1993</text:span></text:p>
      <text:p text:style-name="source_5f_code"><text:span text:style-name="symbol0_5f_vhdl"></text:span></text:p>
      <text:p text:style-name="source_5f_code"><text:span text:style-name="symbol0_5f_vhdl"></text:span></text:p>
      <text:p text:style-name="source_5f_code"><text:span text:style-name="keyword0_5f_vhdl">entity</text:span><text:span text:style-name="symbol0_5f_vhdl"> hello_world </text:span><text:span text:style-name="keyword0_5f_vhdl">is</text:span><text:span text:style-name="symbol0_5f_vhdl"> <text:s/></text:span><text:span text:style-name="comment0_5f_vhdl">-- test bench (top level program kao što je "main" u C-u)</text:span></text:p>
      <text:p text:style-name="source_5f_code"><text:span text:style-name="keyword0_5f_vhdl">end</text:span><text:span text:style-name="symbol0_5f_vhdl"> </text:span><text:span text:style-name="keyword0_5f_vhdl">entity</text:span><text:span text:style-name="symbol0_5f_vhdl"> hello_world;</text:span></text:p>
      <text:p text:style-name="source_5f_code"><text:span text:style-name="symbol0_5f_vhdl"></text:span></text:p>
      <text:p text:style-name="source_5f_code"><text:span text:style-name="keyword0_5f_vhdl">library</text:span><text:span text:style-name="symbol0_5f_vhdl"> STD; <text:s text:c="27"/></text:span><text:span text:style-name="comment0_5f_vhdl">-- STD je inace automatic, ali neka ga</text:span></text:p>
      <text:p text:style-name="source_5f_code"><text:span text:style-name="keyword0_5f_vhdl">library</text:span><text:span text:style-name="symbol0_5f_vhdl"> IEEE; <text:s text:c="26"/></text:span><text:span text:style-name="comment0_5f_vhdl">-- standardne IEEE biblioteke</text:span></text:p>
      <text:p text:style-name="source_5f_code"><text:span text:style-name="keyword0_5f_vhdl">use</text:span><text:span text:style-name="symbol0_5f_vhdl"> IEEE.</text:span><text:span text:style-name="keyword1_5f_vhdl">std_logic_1164</text:span><text:span text:style-name="symbol0_5f_vhdl">.</text:span><text:span text:style-name="keyword0_5f_vhdl">all</text:span><text:span text:style-name="symbol0_5f_vhdl">; <text:s text:c="11"/></text:span><text:span text:style-name="comment0_5f_vhdl">-- osnovni logicki tipovi</text:span></text:p>
      <text:p text:style-name="source_5f_code"><text:span text:style-name="keyword0_5f_vhdl">use</text:span><text:span text:style-name="symbol0_5f_vhdl"> STD.textio.</text:span><text:span text:style-name="keyword0_5f_vhdl">all</text:span><text:span text:style-name="symbol0_5f_vhdl">; <text:s text:c="20"/></text:span><text:span text:style-name="comment0_5f_vhdl">-- osnovni I/O</text:span></text:p>
      <text:p text:style-name="source_5f_code"><text:span text:style-name="symbol0_5f_vhdl"></text:span></text:p>
      <text:p text:style-name="source_5f_code"><text:span text:style-name="comment0_5f_vhdl">-- I/O za logicke tipove - za ovo sam morao dati ghdl-u parametre --ieee=synopsys jer </text:span></text:p>
      <text:p text:style-name="source_5f_code"><text:span text:style-name="comment0_5f_vhdl">-- std_logic_textio nije dio standardne IEEE implementacije nego je dodatak firme synopsys </text:span></text:p>
      <text:p text:style-name="source_5f_code"><text:span text:style-name="comment0_5f_vhdl">-- http://www.mail-archive.com/ghdl-discuss@gna.org/msg00713.html</text:span></text:p>
      <text:p text:style-name="source_5f_code"><text:span text:style-name="comment0_5f_vhdl">-- use IEEE.std_logic_textio.all; <text:s text:c="48"/></text:span></text:p>
      <text:p text:style-name="source_5f_code"><text:span text:style-name="symbol0_5f_vhdl"></text:span></text:p>
      <text:p text:style-name="source_5f_code"><text:span text:style-name="keyword0_5f_vhdl">architecture</text:span><text:span text:style-name="symbol0_5f_vhdl"> test </text:span><text:span text:style-name="keyword0_5f_vhdl">of</text:span><text:span text:style-name="symbol0_5f_vhdl"> hello_world </text:span><text:span text:style-name="keyword0_5f_vhdl">is</text:span><text:span text:style-name="symbol0_5f_vhdl"> </text:span></text:p>
      <text:p text:style-name="source_5f_code"><text:span text:style-name="symbol0_5f_vhdl"><text:s text:c="2"/></text:span><text:span text:style-name="comment0_5f_vhdl">-- deklaracija varijabli</text:span></text:p>
      <text:p text:style-name="source_5f_code"><text:span text:style-name="symbol0_5f_vhdl"><text:s text:c="2"/></text:span><text:span text:style-name="keyword0_5f_vhdl">subtype</text:span><text:span text:style-name="symbol0_5f_vhdl"> word_32 </text:span><text:span text:style-name="keyword0_5f_vhdl">is</text:span><text:span text:style-name="symbol0_5f_vhdl"> </text:span><text:span text:style-name="keyword1_5f_vhdl">std_logic_vector</text:span><text:span text:style-name="symbol0_5f_vhdl">(</text:span><text:span text:style-name="number_5f_vhdl">31</text:span><text:span text:style-name="symbol0_5f_vhdl"> </text:span><text:span text:style-name="keyword0_5f_vhdl">downto</text:span><text:span text:style-name="symbol0_5f_vhdl"> </text:span><text:span text:style-name="number_5f_vhdl">0</text:span><text:span text:style-name="symbol0_5f_vhdl">);</text:span></text:p>
      <text:p text:style-name="source_5f_code"><text:span text:style-name="symbol0_5f_vhdl"><text:s text:c="2"/></text:span><text:span text:style-name="comment0_5f_vhdl">-- 4 kao heksadecimalni broj</text:span></text:p>
      <text:p text:style-name="source_5f_code"><text:span text:style-name="symbol0_5f_vhdl"><text:s text:c="2"/></text:span><text:span text:style-name="comment0_5f_vhdl">-- signal four_32 : word_32 := x"00000004";</text:span></text:p>
      <text:p text:style-name="source_5f_code"><text:span text:style-name="symbol0_5f_vhdl"><text:s text:c="2"/></text:span><text:span text:style-name="keyword0_5f_vhdl">signal</text:span><text:span text:style-name="symbol0_5f_vhdl"> counter : </text:span><text:span text:style-name="keyword1_5f_vhdl">integer</text:span><text:span text:style-name="symbol0_5f_vhdl"> := </text:span><text:span text:style-name="number_5f_vhdl">55</text:span><text:span text:style-name="symbol0_5f_vhdl">;</text:span></text:p>
      <text:p text:style-name="source_5f_code"><text:span text:style-name="symbol0_5f_vhdl"></text:span></text:p>
      <text:p text:style-name="source_5f_code"><text:span text:style-name="keyword0_5f_vhdl">begin</text:span><text:span text:style-name="symbol0_5f_vhdl"> <text:s/></text:span></text:p>
      <text:p text:style-name="source_5f_code"><text:span text:style-name="symbol0_5f_vhdl"><text:s text:c="2"/></text:span><text:span text:style-name="comment0_5f_vhdl">-- parallel kod se ovdje izvrsava</text:span></text:p>
      <text:p text:style-name="source_5f_code"><text:span text:style-name="symbol0_5f_vhdl"><text:s text:c="2"/>my_print : </text:span><text:span text:style-name="keyword0_5f_vhdl">process</text:span><text:span text:style-name="symbol0_5f_vhdl"> </text:span><text:span text:style-name="keyword0_5f_vhdl">is</text:span><text:span text:style-name="symbol0_5f_vhdl"> <text:s text:c="17"/></text:span></text:p>
      <text:p text:style-name="source_5f_code"><text:span text:style-name="symbol0_5f_vhdl"><text:s text:c="13"/></text:span><text:span text:style-name="comment0_5f_vhdl">-- process je <text:s/>parallel</text:span></text:p>
      <text:p text:style-name="source_5f_code"><text:span text:style-name="symbol0_5f_vhdl"><text:s text:c="13"/></text:span><text:span text:style-name="comment0_5f_vhdl">-- tip line dolazi iz textio</text:span></text:p>
      <text:p text:style-name="source_5f_code"><text:span text:style-name="symbol0_5f_vhdl"><text:s text:c="15"/></text:span><text:span text:style-name="keyword0_5f_vhdl">variable</text:span><text:span text:style-name="symbol0_5f_vhdl"> my_line : </text:span><text:span text:style-name="keyword1_5f_vhdl">line</text:span><text:span text:style-name="symbol0_5f_vhdl">;</text:span></text:p>
      <text:p text:style-name="source_5f_code"><text:span text:style-name="symbol0_5f_vhdl"><text:s text:c="13"/></text:span><text:span text:style-name="keyword0_5f_vhdl">begin</text:span><text:span text:style-name="symbol0_5f_vhdl"></text:span></text:p>
      <text:p text:style-name="source_5f_code"><text:span text:style-name="symbol0_5f_vhdl"></text:span></text:p>
      <text:p text:style-name="source_5f_code"><text:span text:style-name="symbol0_5f_vhdl"><text:s text:c="15"/></text:span></text:p>
      <text:p text:style-name="source_5f_code"><text:span text:style-name="symbol0_5f_vhdl"><text:s text:c="15"/></text:span><text:span text:style-name="comment0_5f_vhdl">-- zaglavlje</text:span></text:p>
      <text:p text:style-name="source_5f_code"><text:span text:style-name="symbol0_5f_vhdl"><text:s text:c="15"/>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---------------------------------------------"</text:span><text:span text:style-name="symbol0_5f_vhdl">));</text:span></text:p>
      <text:p text:style-name="source_5f_code"><text:span text:style-name="symbol0_5f_vhdl"><text:s text:c="15"/>writeline(output, my_line);</text:span></text:p>
      <text:p text:style-name="source_5f_code"><text:span text:style-name="symbol0_5f_vhdl">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Hello World from FreeHDL"</text:span><text:span text:style-name="symbol0_5f_vhdl">));</text:span></text:p>
      <text:p text:style-name="source_5f_code"><text:span text:style-name="symbol0_5f_vhdl"><text:s text:c="15"/>writeline(output, my_line);</text:span></text:p>
      <text:p text:style-name="source_5f_code"><text:span text:style-name="symbol0_5f_vhdl">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---------------------------------------------"</text:span><text:span text:style-name="symbol0_5f_vhdl">));</text:span></text:p>
      <text:p text:style-name="source_5f_code"><text:span text:style-name="symbol0_5f_vhdl"><text:s text:c="15"/>writeline(output, my_line);</text:span></text:p>
      <text:p text:style-name="source_5f_code"><text:span text:style-name="symbol0_5f_vhdl"></text:span></text:p>
      <text:p text:style-name="source_5f_code"><text:span text:style-name="symbol0_5f_vhdl"></text:span></text:p>
      <text:p text:style-name="source_5f_code"><text:span text:style-name="symbol0_5f_vhdl"></text:span></text:p>
      <text:p text:style-name="source_5f_code"><text:span text:style-name="symbol0_5f_vhdl"><text:s text:c="15"/></text:span><text:span text:style-name="comment0_5f_vhdl">-- linija 4</text:span></text:p>
      <text:p text:style-name="source_5f_code"><text:span text:style-name="symbol0_5f_vhdl"><text:s text:c="15"/></text:span><text:span text:style-name="comment0_5f_vhdl">-- write(my_line, string'("four_32 = "));</text:span></text:p>
      <text:p text:style-name="source_5f_code"><text:span text:style-name="symbol0_5f_vhdl"></text:span></text:p>
      <text:p text:style-name="source_5f_code"><text:span text:style-name="symbol0_5f_vhdl"><text:s text:c="15"/></text:span><text:span text:style-name="comment0_5f_vhdl">-- format type std_logic_vector as hex</text:span></text:p>
      <text:p text:style-name="source_5f_code"><text:span text:style-name="symbol0_5f_vhdl"><text:s text:c="15"/></text:span><text:span text:style-name="comment0_5f_vhdl">-- hwrite(my_line, four_32)</text:span></text:p>
      <text:p text:style-name="source_5f_code"><text:span text:style-name="symbol0_5f_vhdl">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counter= "</text:span><text:span text:style-name="symbol0_5f_vhdl">));</text:span></text:p>
      <text:p text:style-name="source_5f_code"><text:span text:style-name="symbol0_5f_vhdl"><text:s text:c="15"/></text:span><text:span text:style-name="comment0_5f_vhdl">-- format counter kao integer varijablu</text:span></text:p>
      <text:p text:style-name="source_5f_code"><text:span text:style-name="symbol0_5f_vhdl"><text:s text:c="15"/>write(my_line, counter);</text:span></text:p>
      <text:p text:style-name="source_5f_code"><text:soft-page-break/><text:span text:style-name="symbol0_5f_vhdl"><text:s text:c="15"/>writeline(output, my_line);</text:span></text:p>
      <text:p text:style-name="source_5f_code"><text:span text:style-name="symbol0_5f_vhdl"></text:span></text:p>
      <text:p text:style-name="source_5f_code"><text:span text:style-name="symbol0_5f_vhdl"><text:s text:c="15"/></text:span><text:span text:style-name="comment0_5f_vhdl">-- linija 5 - vrijeme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trenutno vrijeme "</text:span><text:span text:style-name="symbol0_5f_vhdl">));</text:span></text:p>
      <text:p text:style-name="source_5f_code"><text:span text:style-name="symbol0_5f_vhdl"><text:s text:c="15"/>write(my_line, now);</text:span></text:p>
      <text:p text:style-name="source_5f_code"><text:span text:style-name="symbol0_5f_vhdl"><text:s text:c="15"/>writeline(output, my_line);</text:span></text:p>
      <text:p text:style-name="source_5f_code"><text:span text:style-name="symbol0_5f_vhdl"></text:span></text:p>
      <text:p text:style-name="source_5f_code"><text:span text:style-name="symbol0_5f_vhdl"><text:s text:c="15"/></text:span><text:span text:style-name="keyword0_5f_vhdl">wait</text:span><text:span text:style-name="symbol0_5f_vhdl"> </text:span><text:span text:style-name="keyword0_5f_vhdl">for</text:span><text:span text:style-name="symbol0_5f_vhdl"> </text:span><text:span text:style-name="number_5f_vhdl">10</text:span><text:span text:style-name="symbol0_5f_vhdl"> </text:span><text:span text:style-name="regexp0_5f_vhdl">ns</text:span><text:span text:style-name="symbol0_5f_vhdl">;</text:span></text:p>
      <text:p text:style-name="source_5f_code"><text:span text:style-name="symbol0_5f_vhdl"></text:span></text:p>
      <text:p text:style-name="source_5f_code"><text:span text:style-name="symbol0_5f_vhdl"><text:s text:c="15"/></text:span><text:span text:style-name="comment0_5f_vhdl">-- linija 6 - vrijeme nakon 10 ns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vrijeme nakon wait-a "</text:span><text:span text:style-name="symbol0_5f_vhdl">));</text:span></text:p>
      <text:p text:style-name="source_5f_code"><text:span text:style-name="symbol0_5f_vhdl"><text:s text:c="15"/>write(my_line, now);</text:span></text:p>
      <text:p text:style-name="source_5f_code"><text:span text:style-name="symbol0_5f_vhdl"><text:s text:c="15"/>writeline(output, my_line);</text:span></text:p>
      <text:p text:style-name="source_5f_code"><text:span text:style-name="symbol0_5f_vhdl"></text:span></text:p>
      <text:p text:style-name="source_5f_code"><text:span text:style-name="symbol0_5f_vhdl"></text:span></text:p>
      <text:p text:style-name="source_5f_code"><text:span text:style-name="symbol0_5f_vhdl"><text:s text:c="15"/></text:span><text:span text:style-name="keyword0_5f_vhdl">wait</text:span><text:span text:style-name="symbol0_5f_vhdl">;</text:span></text:p>
      <text:p text:style-name="source_5f_code"><text:span text:style-name="symbol0_5f_vhdl"><text:s text:c="13"/></text:span><text:span text:style-name="keyword0_5f_vhdl">end</text:span><text:span text:style-name="symbol0_5f_vhdl"> </text:span><text:span text:style-name="keyword0_5f_vhdl">process</text:span><text:span text:style-name="symbol0_5f_vhdl"> my_print;</text:span></text:p>
      <text:p text:style-name="source_5f_code"><text:span text:style-name="keyword0_5f_vhdl">end</text:span><text:span text:style-name="symbol0_5f_vhdl"> </text:span><text:span text:style-name="keyword0_5f_vhdl">architecture</text:span><text:span text:style-name="symbol0_5f_vhdl"> test;</text:span></text:p>
      <text:h text:style-name="Heading_20_3" text:outline-level="3">3.2 bash skripta za kompilaciju i pokretanje primjera</text:h>
      <text:p text:style-name="Text_20_body"><text:a xlink:type="simple" xlink:href="http://gitorious.org/fit-mostar/aks/blobs/master/vhdl/hello/analyze_examine_run_hello_world.sh">http://gitorious.org/fit-mostar/aks/blobs/master/vhdl/hello/analyze_examine_run_hello_world.sh</text:a></text:p>
      <text:p text:style-name="source_5f_code"><text:span text:style-name="comment0_5f_bash">#!/bin/bash</text:span></text:p>
      <text:p text:style-name="source_5f_code"></text:p>
      <text:p text:style-name="source_5f_code"><text:span text:style-name="comment0_5f_bash">#OPTIONS="--ieee=synopsys --workdir=work"</text:span></text:p>
      <text:p text:style-name="source_5f_code"><text:span text:style-name="regexp2_5f_bash">OPTIONS</text:span>=<text:span text:style-name="string_5f_bash">" --workdir=work"</text:span></text:p>
      <text:p text:style-name="source_5f_code"><text:span text:style-name="keyword1_5f_bash">mkdir</text:span> work</text:p>
      <text:p text:style-name="source_5f_code"></text:p>
      <text:p text:style-name="source_5f_code"><text:span text:style-name="regexp2_5f_bash">CMD</text:span>=<text:span text:style-name="string_5f_bash">"ghdl -a $OPTIONS hello_world.vhdl"</text:span></text:p>
      <text:p text:style-name="source_5f_code"></text:p>
      <text:p text:style-name="source_5f_code"><text:span text:style-name="keyword2_5f_bash">echo</text:span> <text:span text:style-name="number_5f_bash">1</text:span>. analize: <text:span text:style-name="regexp1_5f_bash">$CMD</text:span></text:p>
      <text:p text:style-name="source_5f_code"><text:span text:style-name="regexp1_5f_bash">$CMD</text:span></text:p>
      <text:p text:style-name="source_5f_code"></text:p>
      <text:p text:style-name="source_5f_code"><text:span text:style-name="regexp2_5f_bash">CMD</text:span>=<text:span text:style-name="string_5f_bash">"ghdl -e $OPTIONS hello_world"</text:span></text:p>
      <text:p text:style-name="source_5f_code"></text:p>
      <text:p text:style-name="source_5f_code"><text:span text:style-name="keyword2_5f_bash">echo</text:span> <text:span text:style-name="number_5f_bash">2</text:span>. examine: <text:span text:style-name="regexp1_5f_bash">$CMD</text:span></text:p>
      <text:p text:style-name="source_5f_code"><text:span text:style-name="regexp1_5f_bash">$CMD</text:span></text:p>
      <text:p text:style-name="source_5f_code"></text:p>
      <text:p text:style-name="source_5f_code"><text:span text:style-name="regexp2_5f_bash">CMD</text:span>=<text:span text:style-name="string_5f_bash">"ghdl -r $OPTIONS hello_world"</text:span></text:p>
      <text:p text:style-name="source_5f_code"></text:p>
      <text:p text:style-name="source_5f_code"><text:span text:style-name="keyword2_5f_bash">echo</text:span> <text:span text:style-name="number_5f_bash">3</text:span>. run: <text:span text:style-name="regexp1_5f_bash">$CMD</text:span></text:p>
      <text:p text:style-name="source_5f_code"><text:span text:style-name="regexp1_5f_bash">$CMD</text:span></text:p>
      <text:h text:style-name="Heading_20_3" text:outline-level="3">3.3 output</text:h>
      <text:p text:style-name="Text_20_body">bringout@nvostro-hernad:~/fit/aks/vhdl/hello$ ./analyze_examine_run_hello_world.sh </text:p>
      <text:p text:style-name="source_5f_code">1. analize: ghdl -a --workdir=work hello_world.vhdl</text:p>
      <text:p text:style-name="source_5f_code">2. examine: ghdl -e --workdir=work hello_world</text:p>
      <text:p text:style-name="source_5f_code">3. run: ghdl -r --workdir=work hello_world</text:p>
      <text:p text:style-name="source_5f_code">---------------------------------------------</text:p>
      <text:p text:style-name="source_5f_code">Hello World from FreeHDL</text:p>
      <text:p text:style-name="source_5f_code">---------------------------------------------</text:p>
      <text:p text:style-name="source_5f_code">counter= 55</text:p>
      <text:p text:style-name="source_5f_code">trenutno vrijeme 0 ns</text:p>
      <text:p text:style-name="source_5f_code">vrijeme nakon wait-a 10 ns</text:p>
      <text:p text:style-name="Text_20_body"/>
      <text:h text:style-name="Heading_20_3" text:outline-level="3">3.4 Komentari</text:h>
      <text:p text:style-name="Text_20_body">Originalni source kod sam pronašao, tražeći resource za rad sa VHDL/ghdl. <text:s/>Dosta sam vremena izgubio da shvatim kako da pozovem library <text:s/>“std_logic_textio.all” (unutar koje se nalazi funkcija za ispis heksadecimalnog broja hwrite). </text:p>
      <text:p text:style-name="Text_20_body">Na kraju sam to uspio (ghdl opcija --ieee=synopsys) ali sam utvrdio da se radi o nestandardnoj biblioteci pa sam kao <text:soft-page-break/>pobornik standarda :) taj dio koda isključio u formi komentara. </text:p>
      <text:p text:style-name="Text_20_body">Sam kod demonstrira osnovnu strukturu VHDL programa, ali ne radi ništa korisno.</text:p>
      <text:p text:style-name="Text_20_body"/>
      <text:h text:style-name="P18" text:outline-level="2">5. Reference</text:h>
      <text:p text:style-name="Text_20_body"><text:span text:style-name="Citation"/></text:p>
      <text:list xml:id="list136680031" text:style-name="L5">
        <text:list-item>
          <text:p text:style-name="P7"><text:span text:style-name="Citation"/></text:p>
        </text:list-item>
      </text:list>
      <text:h text:style-name="Heading_20_2" text:outline-level="2">6. Radno okruženje</text:h>
      <text:h text:style-name="Heading_20_4" text:outline-level="4">6.1 Radna stanica OS: Ubuntu desktop 10.04 amd64</text:h>
      <text:h text:style-name="Heading_20_4" text:outline-level="4">6.2 Tekst procesor korišten za pripremu seminarskog:</text:h>
      <text:list xml:id="list2005848659" text:style-name="L16">
        <text:list-item>
          <text:p text:style-name="P11">openoffice.org 3.2</text:p>
        </text:list-item>
        <text:list-item>
          <text:p text:style-name="P11">openoffice.org-coooder plugin za syntax highlight</text:p>
        </text:list-item>
      </text:list>
      <text:h text:style-name="Heading_20_4" text:outline-level="4">6.4 Rad sa VHDL-om</text:h>
      <text:list xml:id="list1872592960" text:style-name="L11">
        <text:list-item>
          <text:p text:style-name="P10">freehdl <text:s text:c="2"/>0.0.7-1 <text:s/>- VHDL simulator for Linux</text:p>
        </text:list-item>
        <text:list-item>
          <text:p text:style-name="P10">gtkwave 3.3.7</text:p>
        </text:list-item>
        <text:list-item>
          <text:p text:style-name="P10">vi editor 7.2, gnome gedit 2.30</text:p>
        </text:list-item>
      </text:list>
      <text:p text:style-name="source_5f_code"/>
      <text:p text:style-name="source_5f_code"/>
      <text:h text:style-name="Heading_20_2" text:outline-level="2">7. artifakti na gitorious.org </text:h>
      <text:p text:style-name="Text_20_body"/>
      <text:p text:style-name="Text_20_body">Na lokaciji nalaze se svi artifakti ovog rada: http://gitorious.org/fit-mostar/aks/trees/master/seminarski</text:p>
      <text:h text:style-name="P18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s" fo:country="B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2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naslov_5f_vrh" style:display-name="naslov_vrh" style:family="paragraph" style:parent-style-name="Heading_20_3" style:default-outline-level="" style:list-style-name="" style:class="text">
      <style:paragraph-properties fo:text-align="end" style:justify-single-word="false"/>
      <style:text-properties fo:font-size="12pt"/>
    </style:style>
    <style:style style:name="naslov_5f_vrh_5f_datum" style:display-name="naslov_vrh_datum" style:family="paragraph" style:parent-style-name="naslov_5f_vrh" style:class="text">
      <style:text-properties fo:font-size="11pt" fo:font-style="italic" fo:font-weight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naslov_5f_naslov" style:display-name="naslov_naslov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naslov_5f_podnaslov" style:display-name="naslov_podnaslov" style:family="paragraph" style:parent-style-name="naslov_5f_naslov" style:class="text">
      <style:text-properties fo:font-size="90%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normal" style:font-size-complex="14pt" style:font-style-complex="italic" style:font-weight-complex="normal"/>
    </style:style>
    <style:style style:name="preformated" style:family="paragraph" style:parent-style-name="Text_20_body" style:class="text">
      <style:text-properties style:font-name="Liberation Mono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5f_code" style:display-name="source_code" style:family="paragraph" style:parent-style-name="preformated" style:class="text" style:master-page-name="">
      <style:paragraph-properties fo:margin-top="0cm" fo:margin-bottom="0.101cm" style:page-number="auto" fo:background-color="#ffffcc">
        <style:background-image/>
      </style:paragraph-properties>
      <style:text-properties fo:font-size="7pt" style:font-size-asian="10.5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11pt" fo:font-style="normal" fo:font-weight="normal" style:font-size-asian="85%" style:font-style-asian="italic" style:font-weight-asian="normal" style:font-size-complex="85%" style:font-style-complex="italic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ez_20_naslova1" style:display-name="Bez naslova1" style:family="paragraph" style:parent-style-name="source_5f_code">
      <style:paragraph-properties fo:background-color="#e6e6e6">
        <style:background-image/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ation" style:family="text">
      <style:text-properties fo:font-style="italic" fo:background-color="transparent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omment0_5f_vhdl" style:display-name="comment0_vhdl" style:family="text">
      <style:text-properties fo:color="#008000" fo:font-style="italic" fo:font-weight="normal"/>
    </style:style>
    <style:style style:name="keyword0_5f_vhdl" style:display-name="keyword0_vhdl" style:family="text">
      <style:text-properties fo:color="#000080" fo:font-style="normal" fo:font-weight="bold"/>
    </style:style>
    <style:style style:name="symbol0_5f_vhdl" style:display-name="symbol0_vhdl" style:family="text">
      <style:text-properties fo:color="#000066" fo:font-style="normal" fo:font-weight="normal"/>
    </style:style>
    <style:style style:name="keyword1_5f_vhdl" style:display-name="keyword1_vhdl" style:family="text">
      <style:text-properties fo:color="#0000ff" fo:font-style="normal" fo:font-weight="normal"/>
    </style:style>
    <style:style style:name="number_5f_vhdl" style:display-name="number_vhdl" style:family="text">
      <style:text-properties fo:color="#ff0000" fo:font-style="normal" fo:font-weight="normal"/>
    </style:style>
    <style:style style:name="string_5f_vhdl" style:display-name="string_vhdl" style:family="text">
      <style:text-properties fo:color="#7f007f" fo:font-style="normal" fo:font-weight="normal"/>
    </style:style>
    <style:style style:name="regexp0_5f_vhdl" style:display-name="regexp0_vhdl" style:family="text">
      <style:text-properties fo:color="#ff0000" fo:font-style="normal" fo:font-weight="normal"/>
    </style:style>
    <style:style style:name="comment0_5f_bash" style:display-name="comment0_bash" style:family="text">
      <style:text-properties fo:color="#666666" fo:font-style="italic" fo:font-weight="normal"/>
    </style:style>
    <style:style style:name="regexp2_5f_bash" style:display-name="regexp2_bash" style:family="text">
      <style:text-properties fo:color="#007800" fo:font-style="normal" fo:font-weight="normal"/>
    </style:style>
    <style:style style:name="string_5f_bash" style:display-name="string_bash" style:family="text">
      <style:text-properties fo:color="#ff0000" fo:font-style="normal" fo:font-weight="normal"/>
    </style:style>
    <style:style style:name="keyword1_5f_bash" style:display-name="keyword1_bash" style:family="text">
      <style:text-properties fo:color="#c20cb9" fo:font-style="normal" fo:font-weight="bold"/>
    </style:style>
    <style:style style:name="regexp1_5f_bash" style:display-name="regexp1_bash" style:family="text">
      <style:text-properties fo:color="#007800" fo:font-style="normal" fo:font-weight="normal"/>
    </style:style>
    <style:style style:name="number_5f_bash" style:display-name="number_bash" style:family="text">
      <style:text-properties fo:color="#000000" fo:font-style="normal" fo:font-weight="normal"/>
    </style:style>
    <style:style style:name="keyword2_5f_bash" style:display-name="keyword2_bash" style:family="text">
      <style:text-properties fo:color="#7a0874" fo:font-style="normal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ngout </meta:initial-creator>
    <meta:creation-date>2010-04-19T09:24:11</meta:creation-date>
    <dc:date>2010-06-13T13:12:39</dc:date>
    <dc:creator>bringout </dc:creator>
    <meta:editing-duration>PT14H01M38S</meta:editing-duration>
    <meta:editing-cycles>33</meta:editing-cycles>
    <meta:generator>OpenOffice.org/3.2$Unix OpenOffice.org_project/320m12$Build-9483</meta:generator>
    <meta:printed-by>bringout </meta:printed-by>
    <meta:print-date>2010-06-13T13:04:04</meta:print-date>
    <meta:document-statistic meta:table-count="1" meta:image-count="0" meta:object-count="0" meta:page-count="12" meta:paragraph-count="267" meta:word-count="2237" meta:character-count="16274"/>
  </office:meta>
</office:document-meta>
</file>